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596" officeooo:paragraph-rsid="00170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docker run –name exercise3,server -te Ubuntu:20.04</text:p>
      <text:p text:style-name="P1">user</text:p>
      <text:p text:style-name="P1">apt-get update</text:p>
      <text:p text:style-name="P1">apt-get install -y openssh-server</text:p>
      <text:p text:style-name="P1"/>
      <text:p text:style-name="P1">nano /etc/ssh/sshd_config</text:p>
      <text:p text:style-name="P1"/>
      <text:p text:style-name="P1">port 33</text:p>
      <text:p text:style-name="P1"/>
      <text:p text:style-name="P1">service ssh restart</text:p>
      <text:p text:style-name="P1"/>
      <text:p text:style-name="P1">useradd user1 -p user1server</text:p>
      <text:p text:style-name="P1"/>
      <text:p text:style-name="P1">o passwd user1 </text:p>
      <text:p text:style-name="P1">user1server </text:p>
      <text:p text:style-name="P1"/>
      <text:p text:style-name="P1">mkdir /run/ssh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9:47:18.049000000</meta:creation-date>
    <dc:date>2023-03-16T20:42:01.431000000</dc:date>
    <meta:editing-duration>PT54M43S</meta:editing-duration>
    <meta:editing-cycles>1</meta:editing-cycles>
    <meta:document-statistic meta:table-count="0" meta:image-count="0" meta:object-count="0" meta:page-count="1" meta:paragraph-count="11" meta:word-count="31" meta:character-count="227" meta:non-whitespace-character-count="205"/>
    <meta:generator>LibreOffice/7.4.2.3$Windows_X86_64 LibreOffice_project/382eef1f22670f7f4118c8c2dd222ec7ad009daf</meta:generator>
  </office:meta>
</office:document-meta>
</file>